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69D500007A94684C222F.wmf" manifest:media-type="image/x-wmf"/>
  <manifest:file-entry manifest:full-path="Pictures/10000000000000C3000000A2827D8F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1"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15" style:family="paragraph" style:parent-style-name="Standard">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16" style:family="paragraph" style:parent-style-name="Standard">
      <style:text-properties fo:language="ca" fo:country="ES" fo:background-color="#ffff00"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8"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9" style:family="paragraph" style:parent-style-name="Standard">
      <style:paragraph-properties fo:text-align="justify" style:justify-single-word="false"/>
      <style:text-properties style:font-name="Arial" fo:font-size="11pt" fo:language="ca" fo:country="ES" officeooo:rsid="00b1f527" officeooo:paragraph-rsid="0075b46b" style:font-size-asian="11pt" style:font-size-complex="11pt" style:language-complex="ar" style:country-complex="SA"/>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3"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4"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5" style:family="paragraph" style:parent-style-name="Standard">
      <style:paragraph-properties fo:text-align="justify" style:justify-single-word="false"/>
      <style:text-properties fo:color="#000000" style:font-name="Arial" fo:font-size="11pt" fo:language="ca" fo:country="ES" officeooo:rsid="00dd3cfd" officeooo:paragraph-rsid="00dec29c" fo:background-color="transparent" style:font-size-asian="11pt" style:font-name-complex="Arial" style:font-size-complex="11pt" style:language-complex="ar" style:country-complex="SA"/>
    </style:style>
    <style:style style:name="P26" style:family="paragraph" style:parent-style-name="Standard">
      <style:paragraph-properties fo:text-align="justify" style:justify-single-word="false"/>
      <style:text-properties fo:color="#000000" style:font-name="Arial" fo:font-size="11pt" fo:language="ca" fo:country="ES" officeooo:rsid="00dfa6ce" officeooo:paragraph-rsid="00dfa6ce" fo:background-color="transparent" style:font-size-asian="11pt" style:font-name-complex="Arial" style:font-size-complex="11pt" style:language-complex="ar" style:country-complex="SA"/>
    </style:style>
    <style:style style:name="P27" style:family="paragraph" style:parent-style-name="Standard">
      <style:paragraph-properties fo:text-align="justify" style:justify-single-word="false"/>
      <style:text-properties fo:color="#000000" style:font-name="Arial" fo:font-size="11pt" fo:language="ca" fo:country="ES" officeooo:rsid="00dfda13" officeooo:paragraph-rsid="00dfda13" fo:background-color="transparent" style:font-size-asian="11pt" style:font-name-complex="Arial" style:font-size-complex="11pt" style:language-complex="ar" style:country-complex="SA"/>
    </style:style>
    <style:style style:name="P28"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29" style:family="paragraph" style:parent-style-name="Standard">
      <style:paragraph-properties fo:text-align="justify" style:justify-single-word="false"/>
      <style:text-properties fo:color="#000000" style:font-name="aRIAL" fo:font-size="11pt" fo:language="ca" fo:country="ES" fo:font-style="normal" fo:font-weight="normal" officeooo:rsid="00dec29c" officeooo:paragraph-rsid="00dec29c"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text-align="justify" style:justify-single-word="false"/>
      <style:text-properties fo:color="#000000" style:font-name="aRIAL" fo:font-size="11pt" fo:language="ca" fo:country="ES" fo:font-style="normal" fo:font-weight="normal" officeooo:rsid="00dfda13" officeooo:paragraph-rsid="00dfda1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1"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32" style:family="paragraph" style:parent-style-name="Standard">
      <loext:graphic-properties draw:fill="solid" draw:fill-color="#c0c0c0" draw:opacity="100%"/>
      <style:paragraph-properties fo:text-align="center" style:justify-single-word="false" fo:background-color="#c0c0c0"/>
      <style:text-properties style:font-name="Arial Black1" fo:font-size="24pt" fo:language="ca" fo:country="ES" officeooo:rsid="00d15b3d" officeooo:paragraph-rsid="00d15b3d" fo:background-color="transparent" style:font-size-asian="24pt" style:font-size-complex="24pt" style:language-complex="ar" style:country-complex="SA" style:font-weight-complex="bold"/>
    </style:style>
    <style:style style:name="P3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34"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35" style:family="paragraph" style:parent-style-name="Normal_20__28_Web_29_">
      <style:paragraph-properties fo:margin-top="0cm" fo:margin-bottom="0cm" loext:contextual-spacing="false"/>
      <style:text-properties fo:font-size="10pt" fo:language="ca" fo:country="ES" style:font-size-asian="10pt" style:font-name-complex="Arial" style:language-complex="ar" style:country-complex="SA"/>
    </style:style>
    <style:style style:name="P36"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language-complex="ar" style:country-complex="SA"/>
    </style:style>
    <style:style style:name="P37"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8"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9"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40"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41"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42"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43"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4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font-name="aRIAL" fo:font-size="11pt" fo:language="ca" fo:country="ES" fo:font-style="normal" fo:font-weight="normal" officeooo:rsid="0039544f" officeooo:paragraph-rsid="00e3c9d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fo:color="#000000" style:text-position="0% 100%" style:font-name="Arial Black"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3c9d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7c32b"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25246" officeooo:paragraph-rsid="00f25246"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font-style-complex="italic" style:font-weight-complex="normal"/>
    </style:style>
    <style:style style:name="P5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4" style:family="paragraph" style:parent-style-name="Normal_20__28_Web_29_">
      <style:paragraph-properties fo:margin-top="0cm" fo:margin-bottom="0.212cm" loext:contextual-spacing="false" fo:text-align="justify" style:justify-single-word="false"/>
      <style:text-properties fo:language="ca" fo:country="ES" style:language-complex="ar" style:country-complex="SA"/>
    </style:style>
    <style:style style:name="P85" style:family="paragraph" style:parent-style-name="Standard" style:list-style-name="L121">
      <style:paragraph-properties style:line-height-at-least="0.564cm"/>
      <style:text-properties style:font-name="Arial" fo:language="ca" fo:country="ES" officeooo:paragraph-rsid="013d8469" fo:background-color="transparent" style:language-complex="ar" style:country-complex="SA"/>
    </style:style>
    <style:style style:name="P86" style:family="paragraph" style:parent-style-name="Standard" style:list-style-name="L121">
      <style:paragraph-properties style:line-height-at-least="0.564cm"/>
      <style:text-properties officeooo:paragraph-rsid="013d8469"/>
    </style:style>
    <style:style style:name="P87" style:family="paragraph" style:parent-style-name="Standard" style:master-page-name="Standard">
      <loext:graphic-properties draw:fill="solid" draw:fill-color="#c0c0c0" draw:opacity="100%"/>
      <style:paragraph-properties fo:text-align="center" style:justify-single-word="false" style:page-number="auto" fo:background-color="#c0c0c0"/>
      <style:text-properties fo:language="ca" fo:country="ES" style:language-complex="ar" style:country-complex="SA"/>
    </style:style>
    <style:style style:name="P8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font-name="Arial Black" fo:font-size="10pt" fo:language="ca" fo:country="ES" fo:font-style="normal" fo:font-weight="normal" officeooo:rsid="00dd3cfd" officeooo:paragraph-rsid="00ebb3e6" fo:background-color="transparent"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8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90" style:family="paragraph" style:parent-style-name="Heading_20_1">
      <loext:graphic-properties draw:fill="solid" draw:fill-color="#c0c0c0" draw:opacity="100%"/>
      <style:paragraph-properties fo:text-align="center" style:justify-single-word="false" fo:background-color="#c0c0c0"/>
      <style:text-properties fo:language="ca" fo:country="ES" style:language-complex="ar" style:country-complex="SA"/>
    </style:style>
    <style:style style:name="P91" style:family="paragraph" style:parent-style-name="Heading_20_1">
      <style:text-properties fo:font-size="12pt" fo:language="ca" fo:country="ES" style:font-size-asian="12pt" style:font-size-complex="12pt" style:language-complex="ar" style:country-complex="SA"/>
    </style:style>
    <style:style style:name="P92"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93" style:family="paragraph" style:parent-style-name="Normal_20__28_Web_29_">
      <style:text-properties fo:font-size="10pt" style:font-size-asian="10pt" style:font-size-complex="10pt"/>
    </style:style>
    <style:style style:name="P94" style:family="paragraph" style:parent-style-name="Normal_20__28_Web_29_">
      <loext:graphic-properties draw:fill="none" draw:fill-color="#ffffff"/>
      <style:paragraph-properties fo:margin-top="0cm" fo:margin-bottom="0cm" loext: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95"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96" style:family="paragraph" style:parent-style-name="Normal_20__28_Web_29_">
      <style:paragraph-properties fo:margin-top="0cm" fo:margin-bottom="0cm" loext: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97"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officeooo:rsid="01413c82" officeooo:paragraph-rsid="01413c82" style:font-size-asian="11pt" style:font-weight-asian="bold" style:font-name-complex="Arial" style:font-size-complex="11pt" style:language-complex="ar" style:country-complex="SA" style:font-weight-complex="bold"/>
    </style:style>
    <style:style style:name="P98" style:family="paragraph" style:parent-style-name="Normal_20__28_Web_29_">
      <style:paragraph-properties fo:margin-top="0cm" fo:margin-bottom="0.212cm" loext:contextual-spacing="false" fo:text-align="justify" style:justify-single-word="false"/>
      <style:text-properties fo:font-size="10pt" fo:language="ca" fo:country="ES" officeooo:paragraph-rsid="0140744b" fo:background-color="transparent" style:font-size-asian="10pt" style:font-name-complex="Arial" style:font-size-complex="10pt" style:language-complex="ar" style:country-complex="SA"/>
    </style:style>
    <style:style style:name="P99" style:family="paragraph" style:parent-style-name="Normal_20__28_Web_29_">
      <style:paragraph-properties fo:margin-top="0cm" fo:margin-bottom="0.212cm" loext:contextual-spacing="false" fo:text-align="justify" style:justify-single-word="false"/>
      <style:text-properties fo:font-size="10pt" fo:language="ca" fo:country="ES" officeooo:rsid="01413c82" officeooo:paragraph-rsid="01413c82" fo:background-color="transparent" style:font-size-asian="10pt" style:font-name-complex="Arial" style:language-complex="ar" style:country-complex="SA"/>
    </style:style>
    <style:style style:name="P100"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68884" officeooo:paragraph-rsid="01468884" fo:background-color="transparent" style:font-size-asian="10pt" style:font-name-complex="Arial" style:language-complex="ar" style:country-complex="SA"/>
    </style:style>
    <style:style style:name="P101"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officeooo:rsid="01494d71" officeooo:paragraph-rsid="014a44c1" fo:background-color="transparent" style:font-size-asian="10pt" style:font-name-complex="Arial" style:language-complex="ar" style:country-complex="SA"/>
    </style:style>
    <style:style style:name="P102" style:family="paragraph" style:parent-style-name="Normal_20__28_Web_29_" style:list-style-name="WW8Num27">
      <style:paragraph-properties fo:margin-top="0cm" fo:margin-bottom="0.212cm" loext:contextual-spacing="false" fo:text-align="justify" style:justify-single-word="false" fo:orphans="2" fo:widows="2" style:writing-mode="lr-tb"/>
      <style:text-properties fo:color="#000000" style:font-name="Arial" fo:font-size="10pt" fo:language="ca" fo:country="ES" fo:background-color="transparent" style:font-size-asian="10pt" style:font-name-complex="Arial" style:language-complex="ar" style:country-complex="SA"/>
    </style:style>
    <style:style style:name="P103" style:family="paragraph" style:parent-style-name="Normal_20__28_Web_29_">
      <style:paragraph-properties style:writing-mode="lr-tb"/>
      <style:text-properties fo:font-size="10pt" fo:language="es" fo:country="ES" style:font-size-asian="10pt" style:font-size-complex="10pt" style:language-complex="ar" style:country-complex="SA"/>
    </style:style>
    <style:style style:name="P104" style:family="paragraph">
      <style:paragraph-properties style:writing-mode="lr-tb"/>
      <style:text-properties fo:font-size="10pt" fo:language="es" fo:country="ES" style:font-size-asian="10pt" style:font-size-complex="10pt" style:language-complex="ar" style:country-complex="SA"/>
    </style:style>
    <style:style style:name="P105" style:family="paragraph">
      <loext:graphic-properties draw:fill="none" draw:fill-color="#ffffff"/>
      <style:text-properties style:font-name="Courier New1" fo:font-size="10pt" style:font-size-asian="10pt" style:font-size-complex="10pt"/>
    </style:style>
    <style:style style:name="P106" style:family="paragraph">
      <style:paragraph-properties fo:margin-left="0cm" fo:margin-right="0cm" fo:text-align="justify" fo:text-indent="0cm">
        <style:tab-stops>
          <style:tab-stop style:position="0.567cm"/>
        </style:tab-stops>
      </style:paragraph-properties>
    </style:style>
    <style:style style:name="P107" style:family="paragraph">
      <loext:graphic-properties draw:fill="none" draw:fill-color="#ffffff"/>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108" style:family="paragraph">
      <loext:graphic-properties draw:fill="solid" draw:fill-color="#ffffff"/>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style:font-name="Arial" fo:language="ca" fo:country="ES" fo:background-color="transparent" loext:char-shading-value="0" style:language-complex="ar" style:country-complex="SA"/>
    </style:style>
    <style:style style:name="T19" style:family="text">
      <style:text-properties officeooo:rsid="006b0e15"/>
    </style:style>
    <style:style style:name="T20" style:family="text">
      <style:text-properties fo:font-size="16pt" style:font-size-asian="16pt" style:font-size-complex="16pt"/>
    </style:style>
    <style:style style:name="T21" style:family="text">
      <style:text-properties fo:font-size="16pt" fo:background-color="transparent" loext:char-shading-value="0" style:font-size-asian="16pt" style:font-size-complex="16pt"/>
    </style:style>
    <style:style style:name="T22" style:family="text">
      <style:text-properties fo:font-size="10pt" style:font-size-asian="10pt" style:font-name-complex="Arial"/>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name-complex="Arial" style:font-weight-complex="bold"/>
    </style:style>
    <style:style style:name="T25" style:family="text">
      <style:text-properties fo:font-style="italic" style:font-style-asian="italic" style:font-style-complex="italic"/>
    </style:style>
    <style:style style:name="T26" style:family="text">
      <style:text-properties fo:font-style="italic" officeooo:rsid="014989dd" style:font-style-asian="italic" style:font-style-complex="italic"/>
    </style:style>
    <style:style style:name="T27" style:family="text">
      <style:text-properties fo:color="#000000" fo:background-color="transparent" loext:char-shading-value="0" style:font-name-complex="Arial"/>
    </style:style>
    <style:style style:name="T28" style:family="text">
      <style:text-properties fo:color="#000000" officeooo:rsid="00d318a5" fo:background-color="transparent" loext:char-shading-value="0" style:font-name-complex="Arial"/>
    </style:style>
    <style:style style:name="T29" style:family="text">
      <style:text-properties fo:color="#000000" officeooo:rsid="00d40247" fo:background-color="transparent" loext:char-shading-value="0" style:font-name-complex="Arial"/>
    </style:style>
    <style:style style:name="T30" style:family="text">
      <style:text-properties fo:color="#000000" officeooo:rsid="00d567a5" fo:background-color="transparent" loext:char-shading-value="0" style:font-name-complex="Arial"/>
    </style:style>
    <style:style style:name="T31" style:family="text">
      <style:text-properties fo:color="#000000" officeooo:rsid="013d7d82" fo:background-color="transparent" loext:char-shading-value="0" style:font-name-complex="Arial"/>
    </style:style>
    <style:style style:name="T32" style:family="text">
      <style:text-properties fo:color="#000000" style:font-name-asian="Times New Roman"/>
    </style:style>
    <style:style style:name="T33" style:family="text">
      <style:text-properties fo:color="#000000" officeooo:rsid="0152ca33" style:font-name-asian="Times New Roman"/>
    </style:style>
    <style:style style:name="T34" style:family="text">
      <style:text-properties style:font-weight-complex="normal"/>
    </style:style>
    <style:style style:name="T35" style:family="text">
      <style:text-properties officeooo:rsid="0035b86b"/>
    </style:style>
    <style:style style:name="T36" style:family="text">
      <style:text-properties officeooo:rsid="006904d7"/>
    </style:style>
    <style:style style:name="T37" style:family="text">
      <style:text-properties officeooo:rsid="00d15b3d"/>
    </style:style>
    <style:style style:name="T38" style:family="text">
      <style:text-properties style:font-name="Arial2" fo:font-weight="normal" style:font-weight-asian="normal" style:font-weight-complex="normal"/>
    </style:style>
    <style:style style:name="T39" style:family="text">
      <style:text-properties style:font-name="Arial2" fo:font-style="italic" style:font-style-asian="italic" style:font-style-complex="italic"/>
    </style:style>
    <style:style style:name="T40" style:family="text">
      <style:text-properties officeooo:rsid="00da9b56"/>
    </style:style>
    <style:style style:name="T41" style:family="text">
      <style:text-properties officeooo:rsid="00db4a84"/>
    </style:style>
    <style:style style:name="T42" style:family="text">
      <style:text-properties officeooo:rsid="00dd3cfd"/>
    </style:style>
    <style:style style:name="T43" style:family="text">
      <style:text-properties style:font-name="aRIAL" fo:font-style="normal" fo:font-weight="normal" style:language-asian="zxx" style:country-asian="none" style:font-style-asian="normal" style:font-weight-asian="normal" style:font-style-complex="normal" style:font-weight-complex="normal"/>
    </style:style>
    <style:style style:name="T44" style:family="text">
      <style:text-properties style:font-name="aRIAL" fo:font-style="normal" fo:font-weight="normal" officeooo:rsid="00dec29c" style:language-asian="zxx" style:country-asian="none" style:font-style-asian="normal" style:font-weight-asian="normal" style:font-style-complex="normal" style:font-weight-complex="normal"/>
    </style:style>
    <style:style style:name="T45" style:family="text">
      <style:text-properties style:font-name="aRIAL" fo:font-style="normal" fo:font-weight="normal" officeooo:rsid="00dfa6ce" style:language-asian="zxx" style:country-asian="none" style:font-style-asian="normal" style:font-weight-asian="normal" style:font-style-complex="normal" style:font-weight-complex="normal"/>
    </style:style>
    <style:style style:name="T46" style:family="text">
      <style:text-properties style:font-name="aRIAL" fo:font-style="normal" fo:font-weight="normal" officeooo:rsid="00dd3cfd" style:language-asian="zxx" style:country-asian="none" style:font-style-asian="normal" style:font-weight-asian="normal" style:font-style-complex="normal" style:font-weight-complex="normal"/>
    </style:style>
    <style:style style:name="T47" style:family="text">
      <style:text-properties style:font-name="aRIAL" fo:font-style="italic" fo:font-weight="normal" officeooo:rsid="00dec29c" style:language-asian="zxx" style:country-asian="none" style:font-style-asian="italic" style:font-weight-asian="normal" style:font-style-complex="italic" style:font-weight-complex="normal"/>
    </style:style>
    <style:style style:name="T48" style:family="text">
      <style:text-properties style:font-name="aRIAL" fo:font-style="italic" fo:font-weight="normal" officeooo:rsid="00dfa6ce" style:language-asian="zxx" style:country-asian="none" style:font-style-asian="italic" style:font-weight-asian="normal" style:font-style-complex="italic" style:font-weight-complex="normal"/>
    </style:style>
    <style:style style:name="T49" style:family="text">
      <style:text-properties officeooo:rsid="00deb4cb"/>
    </style:style>
    <style:style style:name="T50" style:family="text">
      <style:text-properties style:font-name="Courier New1" fo:font-style="normal" fo:font-weight="normal" officeooo:rsid="00dfa6ce" style:language-asian="zxx" style:country-asian="none" style:font-style-asian="normal" style:font-weight-asian="normal" style:font-style-complex="normal" style:font-weight-complex="normal"/>
    </style:style>
    <style:style style:name="T51" style:family="text">
      <style:text-properties officeooo:rsid="00e57306"/>
    </style:style>
    <style:style style:name="T52" style:family="text">
      <style:text-properties officeooo:rsid="00e84022"/>
    </style:style>
    <style:style style:name="T53" style:family="text">
      <style:text-properties officeooo:rsid="00f030bd"/>
    </style:style>
    <style:style style:name="T54" style:family="text">
      <style:text-properties officeooo:rsid="00f25246"/>
    </style:style>
    <style:style style:name="T55" style:family="text">
      <style:text-properties officeooo:rsid="00f2e1e9"/>
    </style:style>
    <style:style style:name="T56" style:family="text">
      <style:text-properties officeooo:rsid="00f33134"/>
    </style:style>
    <style:style style:name="T57" style:family="text">
      <style:text-properties officeooo:rsid="00f35143"/>
    </style:style>
    <style:style style:name="T58" style:family="text">
      <style:text-properties officeooo:rsid="00f52eeb"/>
    </style:style>
    <style:style style:name="T59" style:family="text">
      <style:text-properties officeooo:rsid="0103746e"/>
    </style:style>
    <style:style style:name="T60" style:family="text">
      <style:text-properties officeooo:rsid="01060870"/>
    </style:style>
    <style:style style:name="T61" style:family="text">
      <style:text-properties officeooo:rsid="010844de"/>
    </style:style>
    <style:style style:name="T62" style:family="text">
      <style:text-properties officeooo:rsid="0109897f"/>
    </style:style>
    <style:style style:name="T63" style:family="text">
      <style:text-properties officeooo:rsid="010a51c5"/>
    </style:style>
    <style:style style:name="T64" style:family="text">
      <style:text-properties officeooo:rsid="010fb766"/>
    </style:style>
    <style:style style:name="T65" style:family="text">
      <style:text-properties officeooo:rsid="01125f4e"/>
    </style:style>
    <style:style style:name="T66" style:family="text">
      <style:text-properties officeooo:rsid="011ab0ac"/>
    </style:style>
    <style:style style:name="T67" style:family="text">
      <style:text-properties officeooo:rsid="012430f9"/>
    </style:style>
    <style:style style:name="T68" style:family="text">
      <style:text-properties officeooo:rsid="01244ba7"/>
    </style:style>
    <style:style style:name="T69" style:family="text">
      <style:text-properties officeooo:rsid="01275f74"/>
    </style:style>
    <style:style style:name="T70" style:family="text">
      <style:text-properties officeooo:rsid="0127b908"/>
    </style:style>
    <style:style style:name="T71" style:family="text">
      <style:text-properties officeooo:rsid="012bf9b3"/>
    </style:style>
    <style:style style:name="T72" style:family="text">
      <style:text-properties officeooo:rsid="012ccb32"/>
    </style:style>
    <style:style style:name="T73" style:family="text">
      <style:text-properties officeooo:rsid="012ea3a3"/>
    </style:style>
    <style:style style:name="T74" style:family="text">
      <style:text-properties officeooo:rsid="013068f4"/>
    </style:style>
    <style:style style:name="T75" style:family="text">
      <style:text-properties officeooo:rsid="0136f489"/>
    </style:style>
    <style:style style:name="T76" style:family="text">
      <style:text-properties officeooo:rsid="0137b89c"/>
    </style:style>
    <style:style style:name="T77" style:family="text">
      <style:text-properties officeooo:rsid="01383432"/>
    </style:style>
    <style:style style:name="T78" style:family="text">
      <style:text-properties officeooo:rsid="0139511a"/>
    </style:style>
    <style:style style:name="T79" style:family="text">
      <style:text-properties officeooo:rsid="0140744b"/>
    </style:style>
    <style:style style:name="T80" style:family="text">
      <style:text-properties officeooo:rsid="0144be23"/>
    </style:style>
    <style:style style:name="T81" style:family="text">
      <style:text-properties officeooo:rsid="01465086"/>
    </style:style>
    <style:style style:name="T82" style:family="text">
      <style:text-properties officeooo:rsid="01486d44"/>
    </style:style>
    <style:style style:name="T83" style:family="text">
      <style:text-properties fo:font-style="normal" style:font-style-asian="normal" style:font-style-complex="normal"/>
    </style:style>
    <style:style style:name="T84" style:family="text">
      <style:text-properties fo:font-style="normal" officeooo:rsid="014989dd" style:font-style-asian="normal" style:font-style-complex="normal"/>
    </style:style>
    <style:style style:name="T85" style:family="text">
      <style:text-properties fo:font-style="normal" officeooo:rsid="014a44c1" style:font-style-asian="normal" style:font-style-complex="normal"/>
    </style:style>
    <style:style style:name="T86" style:family="text">
      <style:text-properties officeooo:rsid="014a6844"/>
    </style:style>
    <style:style style:name="T87" style:family="text">
      <style:text-properties officeooo:rsid="014bed47"/>
    </style:style>
    <style:style style:name="T88" style:family="text">
      <style:text-properties officeooo:rsid="014bed47" fo:background-color="#ffffff"/>
    </style:style>
    <style:style style:name="T89" style:family="text">
      <style:text-properties fo:background-color="#ffffff"/>
    </style:style>
    <style:style style:name="T90" style:family="text">
      <style:text-properties officeooo:rsid="014ea526"/>
    </style:style>
    <style:style style:name="T91" style:family="text">
      <style:text-properties officeooo:rsid="01547a08"/>
    </style:style>
    <style:style style:name="T92" style:family="text">
      <style:text-properties style:font-name="Courier New1" fo:font-size="10pt" style:font-size-asian="10pt" style:font-size-complex="10pt"/>
    </style:style>
    <style:style style:name="T93" style:family="text">
      <style:text-properties fo:color="#800000" style:font-name="Courier New1" fo:font-size="10pt" style:font-size-asian="10pt" style:font-size-complex="10pt"/>
    </style:style>
    <style:style style:name="T94"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96"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2.71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7.6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8.01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solid" draw:fill-color="#ffffff" draw:textarea-horizontal-align="left" fo:min-height="6.542cm" fo:padding-top="0.199cm" fo:padding-bottom="0.199cm" fo:padding-left="0.199cm" fo:padding-right="0.1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16">2251</text:span><text:span text:style-name="T17"> CFG</text:span><text:span text:style-name="T16">S Administració de Sistemes Informàtics</text:span></text:p>
      <text:p text:style-name="P20">2252 CFGS Desenvolupament d'Aplicacions Multiplataforma</text:p>
      <text:h text:style-name="P90" text:outline-level="1"><text:span text:style-name="T21">Mòdul 3</text:span><text:span text:style-name="T20"> – Programació bàsica</text:span></text:h>
      <text:h text:style-name="P92" text:outline-level="1">UF2 – <text:span text:style-name="T34">Programació modular</text:span></text:h>
      <text:p text:style-name="P32">PROJECTE</text:p>
      <text:p text:style-name="P15"><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14"/>
      <text:p text:style-name="P35"/>
      <text:p text:style-name="P12"/>
      <text:p text:style-name="P13"/>
      <text:p text:style-name="P40">Presentació i resultats d'aprenentatge</text:p>
      <text:p text:style-name="P37"/>
      <text:p text:style-name="P37">Aquest <text:span text:style-name="T37">projecte forma part de l'avaluació continuada </text:span><text:s/><text:span text:style-name="T37">i </text:span><text:span text:style-name="T14">es correspon amb els continguts treballats a la </text:span><text:span text:style-name="T15">segona unitat formativa del mòdul.</text:span></text:p>
      <text:p text:style-name="P36"/>
      <text:p text:style-name="P84"><text:span text:style-name="T22">Els </text:span><text:span text:style-name="T24">resultats d'aprenentatge </text:span><text:span text:style-name="T22"><text:s/>que es plantegen són:</text:span></text:p>
      <text:list xml:id="list1082711040383417729" text:style-name="L121">
        <text:list-item>
          <text:p text:style-name="P85">Analitza els conceptes relacionats amb la programació modular. </text:p>
        </text:list-item>
        <text:list-item>
          <text:p text:style-name="P85">Analitza els avantatges i la necessitat de la programació modular. </text:p>
        </text:list-item>
        <text:list-item>
          <text:p text:style-name="P85">Aplica el concepte d’anàlisi descendent en l’elaboració de programes. </text:p>
        </text:list-item>
        <text:list-item>
          <text:p text:style-name="P85">Modula correctament els programes realitzats. </text:p>
        </text:list-item>
        <text:list-item>
          <text:p text:style-name="P85">Realitza correctament les crides a funcions i la seva parametrització. </text:p>
        </text:list-item>
        <text:list-item>
          <text:p text:style-name="P85">Té en compte l’àmbit de les variables en les crides a les funcions. </text:p>
        </text:list-item>
        <text:list-item>
          <text:p text:style-name="P85">Prova, depura, comenta i documenta els programes. </text:p>
        </text:list-item>
        <text:list-item>
          <text:p text:style-name="P86"><text:span text:style-name="T18">Utilitza llibreries en l’elaboració de programes. </text:span></text:p>
        </text:list-item>
      </text:list>
      <text:p text:style-name="Normal_20__28_Web_29_"><text:span text:style-name="T23"/></text:p>
      <text:p text:style-name="P93">En aquest document trobareu només l'enunciat del projecte que us donarà el context per entendre el que cal realitzar. <text:s/><text:span text:style-name="T80">Al campus, però trobareu les activitats que us guiaran i us indicaran les tasques que caldrà realitzar per acabar el projecte amb èxit.</text:span></text:p>
      <text:p text:style-name="P103">No <text:span text:style-name="T90">comenceu a realitzar el projecte </text:span>sense <text:span text:style-name="T90">seguir les pautes de les activitats</text:span>. Aquest enunciat us serveix <text:span text:style-name="T90">només </text:span>per obtenir una idea global de la aplicació a fer durant la UF2, <text:span text:style-name="T90">però </text:span>la metodologia per solucionar els apartats i per saber el que cal lliurar en cada cas, la trobareu a les activitats específiques planificades a la guia de treball.</text:p>
      <text:p text:style-name="P103"/>
      <text:p text:style-name="P41">Criteris d’avaluació <text:span text:style-name="T36">de l'EAC</text:span></text:p>
      <text:p text:style-name="P38"/>
      <text:p text:style-name="P94">La puntuació màxima assignada a cada activitat s’indica a l’enunciat. <text:span text:style-name="T35">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9"/>
      <text:p text:style-name="P98">Els criteris que es tindran en compte per avaluar el treball de l’alumnat <text:span text:style-name="T79">es troben detallats a les diferents activitats que s'aniran proposant per ajudar a l'alumne a realitzar el projecte.</text:span></text:p>
      <text:p text:style-name="P98"/>
      <text:p text:style-name="P97"><text:soft-page-break/>Formats de lliurament</text:p>
      <text:p text:style-name="P95"/>
      <text:p text:style-name="P99">En general cada activitat indicarà el format desitjat en el lliurament. Tanmateix, en cas que l'activitat <text:span text:style-name="T81">no indiqués el lliurament seguireu les indicacions que figuren aquí:</text:span></text:p>
      <text:list xml:id="list5004990628407093772" text:style-name="WW8Num27">
        <text:list-item>
          <text:p text:style-name="P100"><text:span text:style-name="T86">Per defecte, els escrits que calgui lliurar, s'escriuran</text:span> <text:span text:style-name="T86">usant </text:span>el paquet Libreoffice o Open <text:span text:style-name="T82">O</text:span>ffice.</text:p>
        </text:list-item>
        <text:list-item>
          <text:p text:style-name="P101">El codi es lliurarà en format de text i amb extensió <text:span text:style-name="T25">.java</text:span><text:span text:style-name="T83">, </text:span><text:span text:style-name="T84">tal com trobareu al directori src dels projectes </text:span><text:span text:style-name="T26">netbeans</text:span><text:span text:style-name="T84">. </text:span><text:span text:style-name="T85">T</text:span><text:span text:style-name="T84">ambé s'acceptarà l'enviament de tot el projecte netbeans prèviament </text:span><text:span text:style-name="T85">empaquetat en un format .zip o .7z (NO s'admet el .rar).</text:span></text:p>
        </text:list-item>
        <text:list-item>
          <text:p text:style-name="P102"><text:span text:style-name="T88">En cas que hagueu d'enviar diversos documents de codi i text, empaquetareu els fitxers usant el </text:span><text:span text:style-name="T89">format .zip o .7z (NO s'admet el .rar). </text:span><text:span text:style-name="T88">Els fitxers de codi aniran emmagatzemats en un directori ben identificat. Els documents de text podreu disposar-los a l'arrel.</text:span></text:p>
        </text:list-item>
      </text:list>
      <text:p text:style-name="P43"/>
      <text:p text:style-name="P39"/>
      <text:p text:style-name="P42"><text:bookmark-start text:name="__DdeLink__3243_1392924193"/>Context</text:p>
      <text:h text:style-name="P91" text:outline-level="1"><text:bookmark-end text:name="__DdeLink__3243_1392924193"/></text:h>
      <text:p text:style-name="P17"><text:span text:style-name="T27">Una editorial que comercialitza diversos diccionaris s'ha posat en contacte amb nosaltres. Estan interessats en crear un prototipus d'aplicació lúdica que incorpori jocs amb paraules per promocionar </text:span><text:span text:style-name="T28">el seu diccionari de català</text:span><text:span text:style-name="T27">. </text:span><text:span text:style-name="T28">L'aplicació s'incorporarà en un futur a la versió digital del diccionari, però mentre tant volen començar a preparà el prototi</text:span><text:span text:style-name="T29">p</text:span><text:span text:style-name="T28">us.</text:span></text:p>
      <text:p text:style-name="P21"/>
      <text:p text:style-name="P18"><text:span text:style-name="T27">Com que es tracta </text:span><text:span text:style-name="T29">de la primera versió</text:span><text:span text:style-name="T27">, ens proposen de fer servir una interfície d'usuari senzilla de tipus consola (pantalla i teclat). De moment no els preocupa la persistència de les dades </text:span><text:span text:style-name="T30">ni la forma de connectar l'aplicació al seu diccionari</text:span><text:span text:style-name="T27">, </text:span><text:span text:style-name="T29">més endavant ja es pensarà la manera </text:span><text:span text:style-name="T30">de fer la connexió i</text:span><text:span text:style-name="T29"> d'emmagatzemar les dades a la base de dades.</text:span></text:p>
      <text:p text:style-name="P22"/>
      <text:p text:style-name="P22">Així, aquesta primera versió <text:span text:style-name="T40">de</text:span> l'aplicació farà sevir un llista de paraules i descripcions <text:span text:style-name="T40">emmagatzemades </text:span>en una matriu <text:span text:style-name="T40">de forma que a la primera columna hi trobarem el nom de la paraula i a la segona, la seva descripció. </text:span></text:p>
      <text:p text:style-name="P22"/>
      <text:p text:style-name="P23">En el fitxer anomenat <text:span text:style-name="T25">paraules.txt</text:span>, que <text:span text:style-name="T40">s'</text:span>adjunta amb aquest enunciat, hi trobareu les paraules i descripcions <text:s/>que heu de fer servir, en un format compatible amb la sintaxi de JAVA. Copieu el contingut <text:span text:style-name="T41">al fitxer de codi, així podreu </text:span>inicialitzar el diccionari del prototipus <text:span text:style-name="T41">sense haver d'introduir-les manualment</text:span>.</text:p>
      <text:p text:style-name="P22"/>
      <text:p text:style-name="P24">L'aplicació farà servir el diccionari per extreure a l'atzar les paraules que cada joc necessiti. </text:p>
      <text:p text:style-name="P24"/>
      <text:p text:style-name="P28">Descripció dels jocs</text:p>
      <text:p text:style-name="P24"/>
      <text:p text:style-name="P24"><text:s/><text:span text:style-name="T42">A continuació descriurem cada un dels jocs de forma totalment independent.</text:span></text:p>
      <text:p text:style-name="P24"/>
      <text:p text:style-name="P88"><text:span text:style-name="T32">Joc </text:span><text:span text:style-name="T33">1</text:span><text:span text:style-name="T32">: Comença per ...</text:span></text:p>
      <text:p text:style-name="P31"/>
      <text:p text:style-name="P52"><text:span text:style-name="T53">Aquest joc és </text:span>semblant a l'anterior, però en aquest cas no s'indica el nombre de lletres, i l'usuari ha d'escriure la paraula sencera si vol guanyar. <text:span text:style-name="T57">Per</text:span> a cada intent fallit, pot demanar que l'aplicació descobreixi una a una les lletres per les que la paraula comenci. <text:span text:style-name="T55">Com a màxim </text:span>disposa<text:span text:style-name="T55">rà</text:span> de 15 intents, <text:span text:style-name="T56">tot i que depenent del nombre de pistes demanada el joc podria acabar-se abans.</text:span></text:p>
      <text:p text:style-name="P52"/>
      <text:p text:style-name="P56">Inicialment l'usuari començarà <text:span text:style-name="T60">amb una bossa de</text:span> <text:span text:style-name="T66">15</text:span> punts, però per cada intent fallit se li restarà un punt. La obtenció d'una nova <text:span text:style-name="T59">lletra amb la que la paraula comença,</text:span> penalitzarà també restant un punt extra. <text:span text:style-name="T58">És a dir, quant l'usuari demani una nova lletra després d'un intent fallit, se li restaran </text:span><text:soft-page-break/><text:span text:style-name="T58">2 punts, un per l'intent infructuós i una altre per la pista (lletra en que comença la paraula secreta). Si l'usuari arriba a zero punts, malgrat no hagi consumit encara els 15 intents, es finalitzarà el joc perquè ja no queden punts a la bossa.</text:span></text:p>
      <text:p text:style-name="P51"/>
      <text:p text:style-name="P50">La pantalla principal indicarà permanentment el nombre <text:span text:style-name="T60">de punts </text:span>que restin <text:span text:style-name="T61">a la bossa</text:span> i animarà a l'usuari a escriure la paraula <text:span text:style-name="T61">secreta d'acord amb el començament descobert fins el moment</text:span>.</text:p>
      <text:p text:style-name="P50"/>
      <text:p text:style-name="P50"><draw:frame text:anchor-type="as-char" svg:y="-1.734cm" draw:z-index="7" draw:style-name="gr1" draw:text-style-name="P105" svg:width="15.32cm" svg:height="4.405cm"><draw:text-box><text:p><text:span text:style-name="T92">***************************************</text:span></text:p><text:p><text:span text:style-name="T92">** <text:s text:c="9"/>COMENÇA PER... <text:s text:c="10"/>**</text:span></text:p><text:p><text:span text:style-name="T92">***************************************</text:span></text:p><text:p><text:span text:style-name="T92"/></text:p><text:p><text:span text:style-name="T92">Disposes d'una bossa de 15 punts per aconseguir endevinar la paraula. Ànims</text:span></text:p><text:p><text:span text:style-name="T92"/></text:p><text:p><text:span text:style-name="T92">La paraula comença per "S"</text:span></text:p><text:p><text:span text:style-name="T92"/></text:p><text:p><text:span text:style-name="T92">Intenta endevinar la paraula:</text:span></text:p></draw:text-box></draw:frame></text:p>
      <text:p text:style-name="P50"/>
      <text:p text:style-name="P50">Després de cada intent, si l'usuari no endevina la paraula, s'informa que l'intent ha estat fallit i se li demana si desitja una pista abans de realitzar un nou intent:</text:p>
      <text:p text:style-name="P50"/>
      <text:p text:style-name="P50"><draw:frame text:anchor-type="as-char" draw:z-index="8" draw:style-name="gr2" draw:text-style-name="P105" svg:width="17.211cm" svg:height="4.005cm"><draw:text-box><text:p><text:span text:style-name="T92">Intenta endevinar la paraula: </text:span><text:span text:style-name="T93">arbre</text:span></text:p><text:p><text:span text:style-name="T92"/></text:p><text:p><text:span text:style-name="T92">L'intent ha estat fallit! </text:span></text:p><text:p><text:span text:style-name="T92"/></text:p><text:p><text:span text:style-name="T92">Si vols podem descobrir-te una nova lletra amb la que la paraula comença, però recorda però que per cada lletra visible et treurem un punt extra de la bossa. </text:span></text:p><text:p><text:span text:style-name="T92"/></text:p><text:p><text:span text:style-name="T92">Vols obtenir una nova lletra abans de tornar a intentar endevinar la paraula (s/n)?</text:span></text:p></draw:text-box></draw:frame></text:p>
      <text:p text:style-name="P59"/>
      <text:p text:style-name="P60">Si la contesta és afirmativa es descobrirà <text:span text:style-name="T62">la següent lletra de la paraula secreta, que </text:span>resti per descobrir <text:span text:style-name="T63">i es sostrauran 2 punts de la bossa</text:span>. Per contra, si la resposta és negativa, <text:span text:style-name="T63">es mantindran les lletres descobertes fins el moment i només es traurà un punt</text:span>. Vegeu la seqüencia exemplificadora:</text:p>
      <text:p text:style-name="P60"><draw:frame text:anchor-type="paragraph" draw:z-index="15" draw:style-name="gr9" draw:text-style-name="P108" svg:width="17.17cm" svg:height="7.208cm" svg:x="0.032cm" svg:y="0.15cm"><draw:text-box><text:p><text:span text:style-name="T92">***************************************</text:span></text:p><text:p><text:span text:style-name="T92">** <text:s text:c="9"/>COMENÇA PER... <text:s text:c="10"/>**</text:span></text:p><text:p><text:span text:style-name="T92">***************************************</text:span></text:p><text:p><text:span text:style-name="T92"/></text:p><text:p><text:span text:style-name="T92">Disposes d'una bossa de 15 punts per aconseguir endevinar la paraula. Ànims!</text:span></text:p><text:p><text:span text:style-name="T92"/></text:p><text:p><text:span text:style-name="T92">La paraula comença per "S"</text:span></text:p><text:p><text:span text:style-name="T92"/></text:p><text:p><text:span text:style-name="T92">Intenta endevinar la paraula: </text:span><text:span text:style-name="T93">sol</text:span></text:p><text:p><text:span text:style-name="T92"/></text:p><text:p><text:span text:style-name="T92">L'intent ha estat fallit! </text:span></text:p><text:p><text:span text:style-name="T92"/></text:p><text:p><text:span text:style-name="T92">Si vols podem descobrir-te una nova lletra amb la que la paraula comença, però recorda però que per cada lletra visible et treurem un punt extra de la bossa. </text:span></text:p><text:p><text:span text:style-name="T92"/></text:p><text:p><text:span text:style-name="T92">Vols obtenir una nova lletra abans de tornar a intentar endevinar la paraula (s/n)? </text:span><text:span text:style-name="T93">S</text:span></text:p></draw:text-box></draw:frame></text:p>
      <text:p text:style-name="P60"/>
      <text:p text:style-name="P61"><text:soft-page-break/><draw:frame text:anchor-type="as-char" draw:z-index="9" draw:style-name="gr3" draw:text-style-name="P105" svg:width="17.211cm" svg:height="13.214cm"><draw:text-box><text:p><text:span text:style-name="T92"/></text:p><text:p><text:span text:style-name="T92">***************************************</text:span></text:p><text:p><text:span text:style-name="T92">** <text:s text:c="9"/>COMENÇA PER... <text:s text:c="10"/>**</text:span></text:p><text:p><text:span text:style-name="T92">***************************************</text:span></text:p><text:p><text:span text:style-name="T92"/></text:p><text:p><text:span text:style-name="T92">Disposes d'una bossa de 13 punts per aconseguir endevinar la paraula. Ànims</text:span></text:p><text:p><text:span text:style-name="T92"/></text:p><text:p><text:span text:style-name="T92">La paraula comença per "SA"</text:span></text:p><text:p><text:span text:style-name="T92"/></text:p><text:p><text:span text:style-name="T92">Intenta endevinar la paraula: </text:span><text:span text:style-name="T93">sabata</text:span></text:p><text:p><text:span text:style-name="T92"/></text:p><text:p><text:span text:style-name="T92">L'intent ha estat fallit! </text:span></text:p><text:p><text:span text:style-name="T92"/></text:p><text:p><text:span text:style-name="T92">Si vols podem descobrir-te una nova lletra amb la que la paraula comença, però recorda però que per cada lletra visible et treurem un punt extra de la bossa. </text:span></text:p><text:p><text:span text:style-name="T92"/></text:p><text:p><text:span text:style-name="T92">Vols obtenir una nova lletra abans de tornar a intentar endevinar la paraula (s/n)? </text:span><text:span text:style-name="T93">N</text:span></text:p><text:p><text:span text:style-name="T92"/></text:p><text:p><text:span text:style-name="T92"/></text:p><text:p><text:span text:style-name="T92"/></text:p><text:p><text:span text:style-name="T92">***************************************</text:span></text:p><text:p><text:span text:style-name="T92">** <text:s text:c="9"/>COMENÇA PER... <text:s text:c="10"/>**</text:span></text:p><text:p><text:span text:style-name="T92">***************************************</text:span></text:p><text:p><text:span text:style-name="T92"/></text:p><text:p><text:span text:style-name="T92">Disposes d'una bossa de 12 punts per aconseguir endevinar la paraula. Ànims</text:span></text:p><text:p><text:span text:style-name="T92"/></text:p><text:p><text:span text:style-name="T92">La paraula comença per "SA"</text:span></text:p><text:p><text:span text:style-name="T92"/></text:p><text:p><text:span text:style-name="T92">Intenta endevinar la paraula: </text:span></text:p><text:p><text:span text:style-name="T92"/></text:p><text:p><text:span text:style-name="T92">...</text:span></text:p></draw:text-box></draw:frame></text:p>
      <text:p text:style-name="P61"/>
      <text:p text:style-name="P53">Quan l'usuari encerti la paraula secreta o bé quan es quedi sense <text:span text:style-name="T64">punts</text:span> el programa mostrarà un missatge indicant-ho i demanarà a l'usuari que en confirmi la lectura prement la tecla <text:span text:style-name="T25">Entrar</text:span>. Per exemple:</text:p>
      <text:p text:style-name="P58"><draw:frame text:anchor-type="as-char" draw:z-index="10" draw:style-name="gr4" draw:text-style-name="P105" svg:width="14.819cm" svg:height="2.804cm"><draw:text-box><text:p><text:span text:style-name="T92">***************************************</text:span></text:p><text:p><text:span text:style-name="T92">** <text:s text:c="9"/>COMENÇA PER... <text:s text:c="10"/>**</text:span></text:p><text:p><text:span text:style-name="T92">***************************************</text:span></text:p><text:p><text:span text:style-name="T92"/></text:p><text:p><text:span text:style-name="T92">Molt be! has endevinat la paraula i has conservat 5 punts</text:span></text:p><text:p><text:span text:style-name="T92">prem [ENTRAR] per a continuar</text:span></text:p></draw:text-box></draw:frame></text:p>
      <text:p text:style-name="P53"/>
      <text:p text:style-name="P54">Cal tenir en compte també que el nombre de <text:span text:style-name="T65">lletres a mostrar com a pista </text:span>no és il·limitat, doncs cal evitar descobrir la paraula sencera. En cas que l'usuari hagi demanant un nombre de <text:span text:style-name="T65">lletres </text:span>igual a la longitud de la paraula menys una lletra, el programa informarà <text:span text:style-name="T65">a</text:span> l'usuari que no és possible oferir-li <text:span text:style-name="T65">més lletres. </text:span></text:p>
      <text:p text:style-name="P54"/>
      <text:p text:style-name="P57">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54"/>
      <text:p text:style-name="P53"/>
      <text:p text:style-name="P53"><text:soft-page-break/><draw:frame text:anchor-type="as-char" draw:z-index="11" draw:style-name="gr5" draw:text-style-name="P105" svg:width="14.987cm" svg:height="6.407cm"><draw:text-box><text:p><text:span text:style-name="T92">***************************************</text:span></text:p><text:p><text:span text:style-name="T92">** <text:s text:c="9"/>COMENÇA PER... <text:s text:c="10"/>**</text:span></text:p><text:p><text:span text:style-name="T92">***************************************</text:span></text:p><text:p><text:span text:style-name="T92"/></text:p><text:p><text:span text:style-name="T92">Disposes d'una bossa de 2 punts per aconseguir endevinar la paraula. Ànims</text:span></text:p><text:p><text:span text:style-name="T92"/></text:p><text:p><text:span text:style-name="T92">La paraula comença per "ESPARDE"</text:span></text:p><text:p><text:span text:style-name="T92"/></text:p><text:p><text:span text:style-name="T92">Intenta endevinar la paraula: </text:span><text:span text:style-name="T93">ESPARDENYOT</text:span></text:p><text:p><text:span text:style-name="T92"/></text:p><text:p><text:span text:style-name="T92">L'intent ha estat fallit.</text:span></text:p><text:p><text:span text:style-name="T92"/></text:p><text:p><text:span text:style-name="T92">Malauradament no et podem donar cap més pista. Fes un nou intent.</text:span></text:p><text:p><text:span text:style-name="T92"/></text:p></draw:text-box></draw:frame></text:p>
      <text:p text:style-name="P62"/>
      <text:p text:style-name="P63">Amb independència de com <text:span text:style-name="T51">es trobin escrites les paraules en el diccionari,</text:span> aquestes es mostraran sempre en majúscules i la comprovació de les lletres indicades per l'usuari també es realitzarà amb independència de si s'han escrit en majúscules o no.</text:p>
      <text:p text:style-name="P63"/>
      <text:p text:style-name="P79"/>
      <text:p text:style-name="P47">Joc <text:span text:style-name="T91">2</text:span>: Lletres barrejades</text:p>
      <text:p text:style-name="P64"/>
      <text:p text:style-name="P66">Aquest joc està inspirat en el joc anomenat <text:span text:style-name="T25">Scrabble</text:span>. Inicialment l'aplicació mostrarà un conjunt de 30 lletres per la pantalla. <text:span text:style-name="T70"><text:s/></text:span>L'usuari disposarà de <text:span text:style-name="T74">sis</text:span> intents per trobar tantes paraules com sigui possible combinant les 30 lletres. Cal que siguin paraules reconegudes per l'aplicació, i això és equivalent a les paraules contingudes en el diccionari. <text:span text:style-name="T70">L'aplicació s'assegurarà que és possible una combinació vàlida amb quasi totes les lletres proposades (vegeu el detall de com s'haurà de fer la proposta de lletres).</text:span></text:p>
      <text:p text:style-name="P65"/>
      <text:p text:style-name="P67">En cada intent, es <text:span text:style-name="T72">buscaran al diccionari </text:span>les paraules proposades <text:span text:style-name="T71">per l'usuari per poder-les validar. Només </text:span>es <text:span text:style-name="T72">puntuaran les paraules vàlides, la resta seran ignorades fins i tot si es tracta de paraules derivades de les del diccionari. </text:span></text:p>
      <text:p text:style-name="P67"/>
      <text:p text:style-name="P68">En cas que la combinació de lletres d'un intent no es correspongui <text:span text:style-name="T73">exactament </text:span>amb les lletres mostrades <text:span text:style-name="T69">a la</text:span> pantalla, es desestimaran totes les propostes i es passarà directament a<text:span text:style-name="T73">l</text:span> següent intent <text:span text:style-name="T69">sense puntuar cap paraula.</text:span></text:p>
      <text:p text:style-name="P67"/>
      <text:p text:style-name="P69">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69"/>
      <text:p text:style-name="P70">Després de cada intent, s'informarà a l'usuari de quin ha estat el resultat, també es refrescarà la puntuació si calgués i s'eliminaran les lletres de les paraules vàlides del conjunt de lletres a combinar en el nou intent, de forma <text:span text:style-name="T67">que resulti més fàcil descobrir noves paraules.</text:span></text:p>
      <text:p text:style-name="P71"/>
      <text:p text:style-name="P81">El joc continuarà fins que <text:span text:style-name="T68">l'usuari descobreixi totes les paraules de la combinació o bé fins esgotar el sisè torn.</text:span></text:p>
      <text:p text:style-name="P81"><text:soft-page-break/></text:p>
      <text:p text:style-name="P83">Detall de la selecció inicial de lletres</text:p>
      <text:p text:style-name="P72"/>
      <text:p text:style-name="P72">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72"/>
      <text:p text:style-name="P72">La metodologia emprada per l'aplicació serà la de seleccionar a l'atzar, un nombre variable de paraules del diccionari de forma que la suma de les seves longituds s'aproximi tant com sigui possible a 30, sense sobrepassar-lo. <text:span text:style-name="T75">Sempre que en el diccionari existeixi una paraula de mida adequada per afegir a la selecció sense sobrepassar el límit, caldrà fer-ho.</text:span></text:p>
      <text:p text:style-name="P72"/>
      <text:p text:style-name="P72">Un cop <text:span text:style-name="T76">conformat el conjunt de paraules, caldrà extreure les lletres d'aquestes i barrejar-les per tal de poder-les presentar a l'usuari sense donar cap pista.</text:span></text:p>
      <text:p text:style-name="P74">Per exemple la combinació </text:p>
      <text:p text:style-name="P72"/>
      <text:p text:style-name="P73"><draw:frame text:anchor-type="as-char" draw:z-index="12" draw:style-name="gr6" draw:text-style-name="P107" svg:width="6.889cm" svg:height="2.003cm"><draw:text-box><text:p><text:span text:style-name="T94">|R, S, L, O, U, D, A, O, I, O|</text:span></text:p><text:p><text:span text:style-name="T94">|S, A, E, R, I, R, L, B, N, A|</text:span></text:p><text:p><text:span text:style-name="T94">|A, P, C, D, A, A, B, E, L, T|</text:span></text:p><text:p text:style-name="P106"><text:span text:style-name="T95"/></text:p></draw:text-box></draw:frame></text:p>
      <text:p text:style-name="P73"/>
      <text:p text:style-name="P76">s'ha obtingut de barrejar les paraules: ABADESSA, IDOL, <text:span text:style-name="T77">PLORAR</text:span>, INCLOURE <text:span text:style-name="T78">i </text:span>BATA, <text:span text:style-name="T77">que juntes sumen un total de 30 lletres.</text:span></text:p>
      <text:p text:style-name="P75"/>
      <text:p text:style-name="P75"/>
      <text:p text:style-name="P80">Detall de les pantalles</text:p>
      <text:p text:style-name="P72"/>
      <text:p text:style-name="P82">La pantalla principal del joc mostrarà tota la informació útil per l'usuari:</text:p>
      <text:p text:style-name="P77"/>
      <text:p text:style-name="P77"><draw:frame text:anchor-type="as-char" draw:z-index="13" draw:style-name="gr7" draw:text-style-name="P105" svg:width="14.819cm" svg:height="8.009cm"><draw:text-box><text:p><text:span text:style-name="T92">***************************************</text:span></text:p><text:p><text:span text:style-name="T92">** <text:s text:c="7"/>LLETRES BARREJADES <text:s text:c="8"/>**</text:span></text:p><text:p><text:span text:style-name="T92">***************************************</text:span></text:p><text:p><text:span text:style-name="T92"/></text:p><text:p><text:span text:style-name="T92">=================</text:span></text:p><text:p><text:span text:style-name="T92">Torn: 1 de 6</text:span></text:p><text:p><text:span text:style-name="T92">Punts aconseguits: 0</text:span></text:p><text:p><text:span text:style-name="T92">Paraules descobertes: </text:span></text:p><text:p><text:span text:style-name="T92"/></text:p><text:p><text:span text:style-name="T92">==================================================</text:span></text:p><text:p><text:span text:style-name="T92"/></text:p><text:p><text:span text:style-name="T92">Lletres que pots utilitzar:</text:span></text:p><text:p><text:span text:style-name="T94">|R, S, L, O, U, D, A, O, I, O|</text:span></text:p><text:p><text:span text:style-name="T94">|S, A, E, R, I, R, L, B, N, A|</text:span></text:p><text:p><text:span text:style-name="T94">|A, P, C, D, A, A, B, E, L, T|</text:span></text:p><text:p><text:span text:style-name="T96"/></text:p><text:p><text:span text:style-name="T92">Intenta escriure totes les paraules que puguis combinant les lletres. Escriu les paraules separades per espais i prem [Entrar] per finalitzar el torn.</text:span></text:p></draw:text-box></draw:frame></text:p>
      <text:p text:style-name="P77"/>
      <text:p text:style-name="P78">Un cop barrejades les lletres i mostrades per pantalla, no es tronaran a canviar d'ordre, per tal de no despistar al jugador. Així quan fruit dels encerts d'un intent, s'hagin d'eliminar lletres, es daran <text:soft-page-break/>desaparèixer sense moure la resta del seu lloc original. Així doncs, si a l'exemple anterior el jugador aconsegueix formar les paraules <text:span text:style-name="T25">plorar </text:span>i <text:span text:style-name="T25">abadessa</text:span>, la nova pantalla es mostrarà:</text:p>
      <text:p text:style-name="P78"/>
      <text:p text:style-name="P78"><draw:frame text:anchor-type="as-char" draw:z-index="14" draw:style-name="gr8" draw:text-style-name="P105" svg:width="14.819cm" svg:height="8.409cm"><draw:text-box><text:p><text:span text:style-name="T92">***************************************</text:span></text:p><text:p><text:span text:style-name="T92">** <text:s text:c="7"/>LLETRES BARREJADES <text:s text:c="8"/>**</text:span></text:p><text:p><text:span text:style-name="T92">***************************************</text:span></text:p><text:p><text:span text:style-name="T92"/></text:p><text:p><text:span text:style-name="T92">=================</text:span></text:p><text:p><text:span text:style-name="T92">Torn: 2 de 6</text:span></text:p><text:p><text:span text:style-name="T92">Punts aconseguits: 7</text:span></text:p><text:p><text:span text:style-name="T92">Paraules descobertes: </text:span></text:p><text:p><text:span text:style-name="T92"><text:s/></text:span><text:span text:style-name="T92">- PLORAR, </text:span></text:p><text:p><text:span text:style-name="T92"><text:s/></text:span><text:span text:style-name="T92">- ABADESSA</text:span></text:p><text:p><text:span text:style-name="T92">==================================================</text:span></text:p><text:p><text:span text:style-name="T92"/></text:p><text:p><text:span text:style-name="T92">Lletres que pots utilitzar:</text:span></text:p><text:p><text:span text:style-name="T94">| , <text:s/>, L, <text:s/>, U, <text:s/>, <text:s/>, O, I, O|</text:span></text:p><text:p><text:span text:style-name="T94">| , <text:s/>, <text:s/>, <text:s/>, I, <text:s/>, <text:s/>, <text:s/>, N, <text:s/>|</text:span></text:p><text:p><text:span text:style-name="T94">|A, <text:s/>, C, D, <text:s/>, A, B, E, L, T|</text:span></text:p><text:p><text:span text:style-name="T96"/></text:p><text:p><text:span text:style-name="T92">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1"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loext: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graphic-properties draw:fill="solid" draw:fill-color="#ffffff" draw:opacity="100%"/>
      <style:paragraph-properties fo:margin-top="0cm" fo:margin-bottom="0cm" loext:contextual-spacing="false" fo:background-color="#ffffff"/>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6"><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7</text:page-number></text:span><text:span text:style-name="Page_20_Number"><text:span text:style-name="MT4"> de </text:span></text:span><text:span text:style-name="MT4"><text:page-count style:num-format="1">7</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069D500007A94684C222F.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7</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Linux_x86 LibreOffice_project/00m0$Build-2</meta:generator>
    <meta:initial-creator>Pilar Bertrans</meta:initial-creator>
    <meta:creation-date>2011-07-26T20:32:45.570000000</meta:creation-date>
    <dc:language>es-ES</dc:language>
    <meta:editing-cycles>448</meta:editing-cycles>
    <meta:editing-duration>P6DT11M11S</meta:editing-duration>
    <dc:date>2015-09-12T17:47:42.448908329</dc:date>
    <dc:creator>josep </dc:creator>
    <meta:document-statistic meta:table-count="2" meta:image-count="3" meta:object-count="0" meta:page-count="7" meta:paragraph-count="87" meta:word-count="1785" meta:character-count="10960" meta:non-whitespace-character-count="9242"/>
    <meta:user-defined meta:name="Info 1"/>
    <meta:user-defined meta:name="Info 2"/>
    <meta:user-defined meta:name="Info 3"/>
    <meta:user-defined meta:name="Info 4"/>
  </office:meta>
</office:document-meta>
</file>